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color="#5983b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  <style:paragraph-properties style:writing-mode="lr-tb"/>
    </style:style>
    <style:style style:name="gr8" style:family="graphic" style:parent-style-name="standard">
      <style:graphic-properties svg:stroke-color="#5983b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9.157cm" svg:y1="1.944cm" svg:x2="9.772cm" svg:y2="2.139cm">
            <text:p/>
          </draw:line>
          <draw:line draw:style-name="gr1" draw:text-style-name="P1" draw:layer="layout" svg:x1="8.626cm" svg:y1="2.813cm" svg:x2="9.769cm" svg:y2="2.135cm">
            <text:p/>
          </draw:line>
          <draw:line draw:style-name="gr1" draw:text-style-name="P1" draw:layer="layout" svg:x1="8.665cm" svg:y1="3.888cm" svg:x2="9.917cm" svg:y2="4.302cm">
            <text:p/>
          </draw:line>
          <draw:line draw:style-name="gr1" draw:text-style-name="P1" draw:layer="layout" svg:x1="8.595cm" svg:y1="2.79cm" svg:x2="9.847cm" svg:y2="3.204cm">
            <text:p/>
          </draw:line>
          <draw:line draw:style-name="gr1" draw:text-style-name="P1" draw:layer="layout" svg:x1="8.674cm" svg:y1="3.91cm" svg:x2="9.817cm" svg:y2="3.232cm">
            <text:p/>
          </draw:line>
          <draw:line draw:style-name="gr1" draw:text-style-name="P1" draw:layer="layout" svg:x1="8.782cm" svg:y1="4.992cm" svg:x2="9.925cm" svg:y2="4.314cm">
            <text:p/>
          </draw:line>
          <draw:line draw:style-name="gr1" draw:text-style-name="P1" draw:layer="layout" svg:x1="8.84cm" svg:y1="4.976cm" svg:x2="9.455cm" svg:y2="5.171cm">
            <text:p/>
          </draw:line>
        </draw:g>
        <draw:g>
          <draw:line draw:style-name="gr1" draw:text-style-name="P1" draw:layer="layout" svg:x1="12.632cm" svg:y1="9.473cm" svg:x2="13.247cm" svg:y2="9.668cm">
            <text:p/>
          </draw:line>
          <draw:line draw:style-name="gr1" draw:text-style-name="P1" draw:layer="layout" svg:x1="12.101cm" svg:y1="10.342cm" svg:x2="13.244cm" svg:y2="9.664cm">
            <text:p/>
          </draw:line>
          <draw:line draw:style-name="gr1" draw:text-style-name="P1" draw:layer="layout" svg:x1="12.14cm" svg:y1="11.417cm" svg:x2="13.392cm" svg:y2="11.831cm">
            <text:p/>
          </draw:line>
          <draw:line draw:style-name="gr1" draw:text-style-name="P1" draw:layer="layout" svg:x1="12.07cm" svg:y1="10.319cm" svg:x2="13.322cm" svg:y2="10.733cm">
            <text:p/>
          </draw:line>
          <draw:line draw:style-name="gr1" draw:text-style-name="P1" draw:layer="layout" svg:x1="12.149cm" svg:y1="11.439cm" svg:x2="13.292cm" svg:y2="10.761cm">
            <text:p/>
          </draw:line>
          <draw:line draw:style-name="gr1" draw:text-style-name="P1" draw:layer="layout" svg:x1="12.257cm" svg:y1="12.521cm" svg:x2="13.4cm" svg:y2="11.843cm">
            <text:p/>
          </draw:line>
          <draw:line draw:style-name="gr1" draw:text-style-name="P1" draw:layer="layout" svg:x1="12.315cm" svg:y1="12.505cm" svg:x2="12.93cm" svg:y2="12.7cm">
            <text:p/>
          </draw:line>
        </draw:g>
        <draw:g xml:id="id1" draw:id="id1">
          <draw:line draw:style-name="gr2" draw:text-style-name="P1" draw:layer="layout" svg:x1="9.825cm" svg:y1="7.094cm" svg:x2="10.588cm" svg:y2="7.091cm">
            <text:p/>
          </draw:line>
          <draw:line draw:style-name="gr2" draw:text-style-name="P1" draw:layer="layout" svg:x1="10.599cm" svg:y1="8.144cm" svg:x2="10.591cm" svg:y2="6.041cm">
            <text:p/>
          </draw:line>
          <draw:line draw:style-name="gr2" draw:text-style-name="P1" draw:layer="layout" svg:x1="11.367cm" svg:y1="8.139cm" svg:x2="11.359cm" svg:y2="6.036cm">
            <text:p/>
          </draw:line>
          <draw:line draw:style-name="gr2" draw:text-style-name="P1" draw:layer="layout" svg:x1="11.359cm" svg:y1="7.087cm" svg:x2="12.122cm" svg:y2="7.084cm">
            <text:p/>
          </draw:line>
        </draw:g>
        <draw:custom-shape draw:style-name="gr3" draw:text-style-name="P2" xml:id="id3" draw:id="id3" draw:layer="layout" svg:width="1.89cm" svg:height="1.902cm" svg:x="4.01cm" svg:y="4.69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9.825cm" svg:y1="7.09cm" svg:x2="9.26cm" svg:y2="5.171cm" draw:start-shape="id1" draw:start-glue-point="3" draw:end-shape="id2" draw:end-glue-point="2" svg:d="M9825 7090h-565v-1919" svg:viewBox="0 0 566 1920">
          <text:p/>
        </draw:connector>
        <draw:g xml:id="id4" draw:id="id4">
          <draw:line draw:style-name="gr2" draw:text-style-name="P1" draw:layer="layout" svg:x1="7.825cm" svg:y1="10.306cm" svg:x2="8.588cm" svg:y2="10.304cm">
            <text:p/>
          </draw:line>
          <draw:line draw:style-name="gr2" draw:text-style-name="P1" draw:layer="layout" svg:x1="8.599cm" svg:y1="11.144cm" svg:x2="8.591cm" svg:y2="9.466cm">
            <text:p/>
          </draw:line>
          <draw:line draw:style-name="gr2" draw:text-style-name="P1" draw:layer="layout" svg:x1="8.557cm" svg:y1="9.985cm" svg:x2="9.357cm" svg:y2="9.427cm">
            <text:p/>
          </draw:line>
          <draw:line draw:style-name="gr2" draw:text-style-name="P1" draw:layer="layout" svg:x1="8.557cm" svg:y1="10.676cm" svg:x2="9.326cm" svg:y2="11.261cm">
            <text:p/>
          </draw:line>
          <draw:line draw:style-name="gr2" draw:text-style-name="P1" draw:layer="layout" svg:x1="9.345cm" svg:y1="9.492cm" svg:x2="9.37cm" svg:y2="8.644cm">
            <text:p/>
          </draw:line>
          <draw:line draw:style-name="gr2" draw:text-style-name="P1" draw:layer="layout" svg:x1="9.373cm" svg:y1="12.045cm" svg:x2="9.342cm" svg:y2="11.197cm">
            <text:p/>
          </draw:line>
          <draw:line draw:style-name="gr2" draw:text-style-name="P1" draw:layer="layout" svg:x1="8.6cm" svg:y1="9.9cm" svg:x2="8.8cm" svg:y2="9.542cm">
            <text:p/>
          </draw:line>
          <draw:line draw:style-name="gr2" draw:text-style-name="P1" draw:layer="layout" svg:x1="8.6cm" svg:y1="10cm" svg:x2="9cm" svg:y2="9.9cm">
            <text:p/>
          </draw:line>
        </draw:g>
        <draw:line draw:style-name="gr5" draw:text-style-name="P4" draw:layer="layout" svg:x1="9.325cm" svg:y1="8.644cm" svg:x2="9.325cm" svg:y2="7.044cm">
          <text:p/>
        </draw:line>
        <draw:line draw:style-name="gr5" draw:text-style-name="P4" draw:layer="layout" svg:x1="9.399cm" svg:y1="12.044cm" svg:x2="9.399cm" svg:y2="16.344cm">
          <text:p/>
        </draw:line>
        <draw:frame draw:style-name="gr6" draw:text-style-name="P5" draw:layer="layout" svg:width="1.162cm" svg:height="1.114cm" svg:x="11.084cm" svg:y="4.93cm">
          <draw:text-box draw:corner-radius="0.505cm">
            <text:p><text:span text:style-name="T1">C</text:span><text:span text:style-name="T2">o</text:span></text:p>
          </draw:text-box>
        </draw:frame>
        <draw:frame draw:style-name="gr6" draw:text-style-name="P5" draw:layer="layout" svg:width="1.162cm" svg:height="1.114cm" svg:x="10.984cm" svg:y="11.43cm">
          <draw:text-box draw:corner-radius="0.505cm">
            <text:p><text:span text:style-name="T1">R</text:span><text:span text:style-name="T2">L</text:span></text:p>
          </draw:text-box>
        </draw:frame>
        <draw:frame draw:style-name="gr7" draw:text-style-name="P5" draw:layer="layout" svg:width="1.467cm" svg:height="1.114cm" svg:x="9.725cm" svg:y="2.13cm">
          <draw:text-box draw:corner-radius="0.505cm">
            <text:p><text:span text:style-name="T1">R</text:span><text:span text:style-name="T2">out</text:span></text:p>
          </draw:text-box>
        </draw:frame>
        <draw:connector draw:style-name="gr8" draw:text-style-name="P3" draw:layer="layout" svg:x1="12.122cm" svg:y1="7.09cm" svg:x2="12.69cm" svg:y2="9.518cm" draw:start-shape="id1" draw:start-glue-point="1" svg:d="M12122 7090h559v2428h9" svg:viewBox="0 0 569 2429">
          <text:p/>
        </draw:connector>
        <draw:connector draw:style-name="gr4" draw:text-style-name="P3" draw:layer="layout" draw:line-skew="6.576cm" svg:x1="12.69cm" svg:y1="12.745cm" svg:x2="4.955cm" svg:y2="6.6cm" draw:end-shape="id3" draw:end-glue-point="8" svg:d="M12690 12745v3755h-7735v-9900" svg:viewBox="0 0 7736 9901">
          <text:p/>
        </draw:connector>
        <draw:connector draw:style-name="gr4" draw:text-style-name="P3" draw:layer="layout" svg:x1="4.955cm" svg:y1="4.698cm" svg:x2="9.26cm" svg:y2="1.944cm" draw:start-shape="id3" draw:start-glue-point="4" draw:end-shape="id2" draw:end-glue-point="0" svg:d="M4955 4698v-3304h4305v550" svg:viewBox="0 0 4306 3305">
          <text:p/>
        </draw:connector>
        <draw:connector draw:style-name="gr4" draw:text-style-name="P3" draw:layer="layout" svg:x1="7.825cm" svg:y1="10.344cm" svg:x2="3.153cm" svg:y2="10.395cm" draw:start-shape="id4" draw:start-glue-point="3" svg:d="M7825 10344h-2611v51h-2061" svg:viewBox="0 0 4673 52">
          <text:p/>
        </draw:connector>
        <draw:connector draw:style-name="gr4" draw:text-style-name="P3" draw:layer="layout" svg:x1="4.979cm" svg:y1="16.38cm" svg:x2="2.901cm" svg:y2="16.38cm" svg:d="M4979 16380h-2078" svg:viewBox="0 0 2079 1">
          <text:p/>
        </draw:connector>
        <draw:frame draw:style-name="gr9" draw:text-style-name="P5" draw:layer="layout" svg:width="2.2cm" svg:height="8.072cm" svg:x="2.7cm" svg:y="10.4cm">
          <draw:text-box>
            <text:p>+</text:p>
            <text:p/>
            <text:p/>
            <text:p>VOG</text:p>
            <text:p/>
            <text:p/>
            <text:p/>
            <text:p>-</text:p>
          </draw:text-box>
        </draw:frame>
        <draw:frame draw:style-name="gr10" draw:text-style-name="P5" draw:layer="layout" svg:width="1.56cm" svg:height="1.114cm" svg:x="2.4cm" svg:y="4.486cm">
          <draw:text-box draw:corner-radius="1.544cm">
            <text:p><text:span text:style-name="T1">Vcc</text:span></text:p>
          </draw:text-box>
        </draw:frame>
        <draw:custom-shape draw:style-name="gr11" draw:text-style-name="P3" draw:layer="layout" svg:width="0.3cm" svg:height="0.3cm" svg:x="2.9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cm" svg:height="0.3cm" svg:x="2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7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6:30:06.473289806</meta:creation-date>
    <dc:date>2021-05-21T18:32:38.729867678</dc:date>
    <meta:editing-duration>PT4M37S</meta:editing-duration>
    <meta:editing-cycles>4</meta:editing-cycles>
    <meta:generator>LibreOffice/6.4.7.2$Linux_X86_64 LibreOffice_project/40$Build-2</meta:generator>
    <meta:document-statistic meta:object-count="46"/>
  </office:meta>
</office:document-meta>
</file>